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61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label (de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place_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Projekte ohne Namen</text:p>
          </table:table-cell>
          <table:table-cell office:value-type="string" calcext:value-type="string">
            <text:p>projectNameMissing</text:p>
          </table:table-cell>
          <table:table-cell office:value-type="string" calcext:value-type="string">
            <text:p>pro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utzer ohne Email</text:p>
          </table:table-cell>
          <table:table-cell office:value-type="string" calcext:value-type="string">
            <text:p>userEmailMissing</text:p>
          </table:table-cell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utzer ohne Name</text:p>
          </table:table-cell>
          <table:table-cell office:value-type="string" calcext:value-type="string">
            <text:p>userNameMissing</text:p>
          </table:table-cell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ten ohne Benutzer</text:p>
          </table:table-cell>
          <table:table-cell office:value-type="string" calcext:value-type="string">
            <text:p>accountUserMissing</text:p>
          </table:table-cell>
          <table:table-cell office:value-type="string" calcext:value-type="string">
            <text:p>ac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ten ohne Typ</text:p>
          </table:table-cell>
          <table:table-cell office:value-type="string" calcext:value-type="string">
            <text:p>accountTypeMissing</text:p>
          </table:table-cell>
          <table:table-cell office:value-type="string" calcext:value-type="string">
            <text:p>ac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ten ohne Startzeitpunkt</text:p>
          </table:table-cell>
          <table:table-cell office:value-type="string" calcext:value-type="string">
            <text:p>accountPeriodStartMissing</text:p>
          </table:table-cell>
          <table:table-cell office:value-type="string" calcext:value-type="string">
            <text:p>ac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d-Typen ohne Namen</text:p>
          </table:table-cell>
          <table:table-cell office:value-type="string" calcext:value-type="string">
            <text:p>fieldTypesNameMissing</text:p>
          </table:table-cell>
          <table:table-cell office:value-type="string" calcext:value-type="string">
            <text:p>field_ty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get-Typen ohne Namen</text:p>
          </table:table-cell>
          <table:table-cell office:value-type="string" calcext:value-type="string">
            <text:p>widgetTypesNameMissing</text:p>
          </table:table-cell>
          <table:table-cell office:value-type="string" calcext:value-type="string">
            <text:p>widget_ty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gets für Felder ohne Feld-Typ oder Widget-T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der ohne Tabe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Felder ohne Stu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der ohne Na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der ohne Feld-T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der ohne Widg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Stufen ohne Stu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Stufen ohne Deutsche Na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Stufen ohne Englische Na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Stufen ohne Französische Na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-Stufen ohne Italienische Nam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levante und aktuell existierende Orte ohne Bericht? &gt; place.relevant_for_repo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und aktuell existierende Orte ohne Geomet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und aktuell existierende Orte ohne Dat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und aktuell existierende Orte Level 1 ohne Level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Kontrollen ohne D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Kontrollen ohne Me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Kontrollen ohne Geomet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Kontrollen ohne Tax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Kontrollen ohne Dat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Massnahmen ohne D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Massnahmen ohne Me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Massnahme ohne Geomet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Massnahme ohne Dat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e Massnahme ohne Beri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e als Standard-Einheiten verwend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2:39:29.929587582</meta:creation-date>
    <dc:date>2026-03-24T12:54:47.568209157</dc:date>
    <meta:editing-duration>PT15M17S</meta:editing-duration>
    <meta:editing-cycles>3</meta:editing-cycles>
    <meta:generator>LibreOffice/25.8.5.2$Linux_X86_64 LibreOffice_project/580$Build-2</meta:generator>
    <meta:document-statistic meta:table-count="1" meta:cell-count="56" meta:object-count="0"/>
  </office:meta>
</office:document-meta>
</file>